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0e3bb6" officeooo:paragraph-rsid="000e3bb6" style:font-size-asian="12.25pt" style:font-size-complex="14pt"/>
    </style:style>
    <style:style style:name="P2" style:family="paragraph" style:parent-style-name="Standard" style:list-style-name="L1">
      <style:text-properties fo:font-size="14pt" officeooo:rsid="000e3bb6" officeooo:paragraph-rsid="000e3bb6" style:font-size-asian="12.25pt" style:font-size-complex="14pt"/>
    </style:style>
    <style:style style:name="P3" style:family="paragraph" style:parent-style-name="Standard" style:list-style-name="L2">
      <style:text-properties fo:font-size="14pt" officeooo:rsid="000e3bb6" officeooo:paragraph-rsid="000e3bb6" style:font-size-asian="12.25pt" style:font-size-complex="14pt"/>
    </style:style>
    <style:style style:name="P4" style:family="paragraph" style:parent-style-name="Standard" style:list-style-name="L3">
      <style:text-properties fo:font-size="14pt" officeooo:rsid="000e3bb6" officeooo:paragraph-rsid="000e3bb6" style:font-size-asian="12.25pt" style:font-size-complex="14pt"/>
    </style:style>
    <style:style style:name="P5" style:family="paragraph" style:parent-style-name="Standard" style:list-style-name="L4">
      <style:text-properties fo:font-size="14pt" officeooo:rsid="001010ea" officeooo:paragraph-rsid="001010ea" style:font-size-asian="12.25pt" style:font-size-complex="14pt"/>
    </style:style>
    <style:style style:name="T1" style:family="text">
      <style:text-properties style:text-position="super 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 a)</text:p>
      <text:p text:style-name="P1">1°) Quelles ont été les conditions indispensables à la naissance de l’entreprise (économiques, politiques ou sociales) ?</text:p>
      <text:p text:style-name="P1"/>
      <text:list xml:id="list4094616811" text:style-name="L1">
        <text:list-item>
          <text:p text:style-name="P2">Développement des échanges monétaires</text:p>
        </text:list-item>
        <text:list-item>
          <text:p text:style-name="P2">+ développement du salariat</text:p>
        </text:list-item>
        <text:list-item>
          <text:p text:style-name="P2">+naissance d’États puissants qui peuvent organiser des marchés (lois, règlements) les contrôler et sanctionner </text:p>
        </text:list-item>
        <text:list-item>
          <text:p text:style-name="P2">+ existence de marchés (demande solvable)</text:p>
        </text:list-item>
      </text:list>
      <text:p text:style-name="P1">2°) Comment expliquez-vous le développement des affaires à partir du Xème siècle ?</text:p>
      <text:list xml:id="list3542060111" text:style-name="L2">
        <text:list-item>
          <text:p text:style-name="P3">Avant les 12°-130 siècles =&gt; Pour l’essentiel, économie d’autosuffisance fondée sur autoproduction/ autoconsommation agricole. Les échanges sont faibles voire insistant =&gt; pas de vrai marché ni d’entreprise au sens moderne à l’exception du luxe, seule forme de demande. La production est organisée par et pou la famille élargie (famille avec ascendants, descendants + serfs…)</text:p>
        </text:list-item>
        <text:list-item>
          <text:p text:style-name="P3">Les vrais débuts : =&gt; le commerce suite à la naissance de « l’homme d’affaire »</text:p>
        </text:list-item>
        <text:list-item>
          <text:p text:style-name="P3">Toutefois, dès le 10<text:span text:style-name="T1">e</text:span> siècle on assiste au déve</text:p>
        </text:list-item>
      </text:list>
      <text:p text:style-name="P1">3°) Pourquoi les négociants ont-ils dû évoluer vers la fabrication ?</text:p>
      <text:list xml:id="list3570009393" text:style-name="L3">
        <text:list-item>
          <text:p text:style-name="P4">Les négociants étaient prospères et dominaient les artisans-producteurs . Après le 17<text:span text:style-name="T1">e</text:span> Ils développent une politique mercantilistre mais n’ont pas la maîtrise de la production ni de la GRH pour imposer des méthodes et rythmes de travail : =&gt; le marché reste rigide et limité (faible élasticité)</text:p>
        </text:list-item>
        <text:list-item>
          <text:p text:style-name="P4">Avec le développement des marchés + développement industiel et d’une « classe moyenne urbaine » ayant</text:p>
        </text:list-item>
      </text:list>
      <text:p text:style-name="P1">4°) Quelles ont été les conditions politiques indispensables à cette évolution et leurs conséquences ?</text:p>
      <text:p text:style-name="P1">L’utilisation d’une main d’œuvre bon marché des campagnes payée à la pièce (proto-industrie) évolue vers une concentration de la main d’œuvre <text:s/>à proximité des donneurs d’ordre. Politiquement, la condition permettant cette évolution est l’évolution du rôle de l’État centralisateur et moderne qui fait disparaître les anciens pouvoirs féodaux locaux qui segmentaient géographiquement les marchés avec des réglementation différentes (libertés de commerce, impôts…). C’est le début d’unification et d’harmonisation des marchés à l’échelon nation. Plus tard : échelon régionale inter-nation (unification marché européen par exemple) =&gt; accords monde (OMC…)</text:p>
      <text:p text:style-name="P1">5°) Quelles sont les fonctions de l’entreprise moderne d’après ce texte ?</text:p>
      <text:list xml:id="list2869352406" text:style-name="L4">
        <text:list-item>
          <text:p text:style-name="P5">Selon le texte, 4fonctions essentielles :</text:p>
        </text:list-item>
        <text:list-item>
          <text:p text:style-name="P5">investissement</text:p>
        </text:list-item>
        <text:list-item>
          <text:p text:style-name="P5">innovation et gestion</text:p>
        </text:list-item>
        <text:list-item>
          <text:p text:style-name="P5">organisation de la production + maîtrise technique,</text:p>
        </text:list-item>
        <text:list-item>
          <text:p text:style-name="P5">GRH</text:p>
        </text:list-item>
        <text:list-item>
          <text:p text:style-name="P5">commercialisation (marketing).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7:38:54.395775876</meta:creation-date>
    <dc:date>2023-09-05T17:58:13.496703048</dc:date>
    <meta:editing-duration>PT2M59S</meta:editing-duration>
    <meta:editing-cycles>1</meta:editing-cycles>
    <meta:document-statistic meta:table-count="0" meta:image-count="0" meta:object-count="0" meta:page-count="1" meta:paragraph-count="22" meta:word-count="363" meta:character-count="2390" meta:non-whitespace-character-count="2061"/>
    <meta:generator>LibreOffice/7.3.7.2$Linux_X86_64 LibreOffice_project/30$Build-2</meta:generator>
  </office:meta>
</office:document-meta>
</file>